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officeooo:rsid="000c1465" officeooo:paragraph-rsid="000c1465" style:font-weight-asian="bold" style:font-weight-complex="bold"/>
    </style:style>
    <style:style style:name="P2" style:family="paragraph" style:parent-style-name="Standard">
      <style:paragraph-properties fo:text-align="justify" style:justify-single-word="false"/>
      <style:text-properties fo:font-weight="bold" officeooo:rsid="00113161" officeooo:paragraph-rsid="00113161" style:font-weight-asian="bold" style:font-weight-complex="bold"/>
    </style:style>
    <style:style style:name="P3" style:family="paragraph" style:parent-style-name="Standard">
      <style:paragraph-properties fo:text-align="justify" style:justify-single-word="false"/>
      <style:text-properties fo:font-weight="bold" officeooo:rsid="00116ccb" officeooo:paragraph-rsid="00116ccb" style:font-weight-asian="bold" style:font-weight-complex="bold"/>
    </style:style>
    <style:style style:name="P4" style:family="paragraph" style:parent-style-name="Standard">
      <style:text-properties officeooo:rsid="000e201c" officeooo:paragraph-rsid="000e201c"/>
    </style:style>
    <style:style style:name="P5" style:family="paragraph" style:parent-style-name="Standard">
      <style:paragraph-properties fo:text-align="center" style:justify-single-word="false"/>
      <style:text-properties officeooo:rsid="00113161" officeooo:paragraph-rsid="00113161"/>
    </style:style>
    <style:style style:name="P6" style:family="paragraph" style:parent-style-name="Standard">
      <style:paragraph-properties fo:text-align="justify" style:justify-single-word="false"/>
      <style:text-properties officeooo:rsid="00113161" officeooo:paragraph-rsid="00113161"/>
    </style:style>
    <style:style style:name="P7" style:family="paragraph" style:parent-style-name="Standard">
      <style:paragraph-properties fo:text-align="justify" style:justify-single-word="false"/>
      <style:text-properties officeooo:rsid="00116ccb" officeooo:paragraph-rsid="00116ccb"/>
    </style:style>
    <style:style style:name="P8" style:family="paragraph" style:parent-style-name="Standard">
      <style:paragraph-properties fo:padding="0.0291in" fo:border-left="none" fo:border-right="none" fo:border-top="none" fo:border-bottom="0.06pt solid #000000" style:join-border="false"/>
      <style:text-properties officeooo:rsid="000e201c" officeooo:paragraph-rsid="000e201c"/>
    </style:style>
    <style:style style:name="P9" style:family="paragraph" style:parent-style-name="Standard" style:list-style-name="L1">
      <style:text-properties officeooo:rsid="000c1465" officeooo:paragraph-rsid="000c1465"/>
    </style:style>
    <style:style style:name="P10" style:family="paragraph" style:parent-style-name="Standard" style:list-style-name="L2">
      <style:text-properties officeooo:rsid="000c1465" officeooo:paragraph-rsid="000c1465"/>
    </style:style>
    <style:style style:name="P11" style:family="paragraph" style:parent-style-name="Standard" style:list-style-name="L3">
      <style:text-properties officeooo:rsid="000d962f" officeooo:paragraph-rsid="000d962f"/>
    </style:style>
    <style:style style:name="P12" style:family="paragraph" style:parent-style-name="Standard" style:list-style-name="L3">
      <style:text-properties officeooo:rsid="000d962f" officeooo:paragraph-rsid="000dfcab"/>
    </style:style>
    <style:style style:name="P13" style:family="paragraph" style:parent-style-name="Standard" style:list-style-name="L3">
      <style:text-properties officeooo:rsid="000dfcab" officeooo:paragraph-rsid="000dfcab"/>
    </style:style>
    <style:style style:name="P14" style:family="paragraph" style:parent-style-name="Standard" style:list-style-name="L3">
      <style:text-properties officeooo:rsid="000dc13e" officeooo:paragraph-rsid="000dfcab"/>
    </style:style>
    <style:style style:name="P15" style:family="paragraph" style:parent-style-name="Standard" style:list-style-name="L3">
      <style:text-properties officeooo:rsid="000dc13e" officeooo:paragraph-rsid="000dc13e"/>
    </style:style>
    <style:style style:name="P16" style:family="paragraph" style:parent-style-name="Standard" style:list-style-name="L4">
      <style:text-properties officeooo:rsid="000e201c" officeooo:paragraph-rsid="000e201c"/>
    </style:style>
    <style:style style:name="T1" style:family="text">
      <style:text-properties officeooo:rsid="000d962f"/>
    </style:style>
    <style:style style:name="T2" style:family="text">
      <style:text-properties officeooo:rsid="000dc13e"/>
    </style:style>
    <style:style style:name="T3" style:family="text">
      <style:text-properties officeooo:rsid="000dfcab"/>
    </style:style>
    <style:style style:name="T4" style:family="text">
      <style:text-properties officeooo:rsid="000e201c"/>
    </style:style>
    <style:style style:name="T5" style:family="text">
      <style:text-properties officeooo:rsid="000fc2c1"/>
    </style:style>
    <style:style style:name="T6" style:family="text">
      <style:text-properties officeooo:rsid="0010a2d8"/>
    </style:style>
    <style:style style:name="T7" style:family="text">
      <style:text-properties officeooo:rsid="00113161"/>
    </style:style>
    <style:style style:name="T8" style:family="text">
      <style:text-properties officeooo:rsid="00116c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ổng quan</text:p>
      <text:list xml:id="list8891850222841526175" text:style-name="L1">
        <text:list-item>
          <text:p text:style-name="P9">Xác định yêu cầu rõ ràng, thực tiễn (0.25)</text:p>
          <text:list>
            <text:list-item>
              <text:p text:style-name="P9">Nhóm hiểu rõ yêu cầu của chương trình và có kinh nghiệm thực tế với những yêu cầu đó.</text:p>
            </text:list-item>
          </text:list>
        </text:list-item>
        <text:list-item>
          <text:p text:style-name="P9">Tìm hiểu kỹ lưỡng các tính năng có trong những ứng dụng tương tự (0.5)</text:p>
        </text:list-item>
        <text:list-item>
          <text:p text:style-name="P9">Danh sách tính năng rõ ràng, chi tiết (0.25)</text:p>
        </text:list-item>
      </text:list>
      <text:p text:style-name="P1">Thiết kế chương trình </text:p>
      <text:list xml:id="list5618068901399496944" text:style-name="L2">
        <text:list-item>
          <text:p text:style-name="P10">Giao diện (User interface) hài hòa/trang nhã/ấn tượng/đẹp mắt (1.0)</text:p>
          <text:list>
            <text:list-item>
              <text:p text:style-name="P10">Tiêu chí này chỉ chấm độ đẹp, chưa quan tâm đến thực tiễn sử dụng. </text:p>
            </text:list-item>
          </text:list>
        </text:list-item>
        <text:list-item>
          <text:p text:style-name="P10">Trải nghiệm người dùng (User Experience) (<text:span text:style-name="T4">1</text:span>.<text:span text:style-name="T6">5</text:span>)</text:p>
          <text:list>
            <text:list-item>
              <text:p text:style-name="P10">Tiêu chí này chú trọng dễ dùng, ví dụ các control bố trí hợp lý, thuận tiện cho người dùng. Các tính năng của chương trình có thể được gọi ra rõ ràng, giao diện hiển thị đầy đủ thông tin không gây nhầm lẫn, v.v...</text:p>
            </text:list-item>
          </text:list>
        </text:list-item>
        <text:list-item>
          <text:p text:style-name="P10">Các vấn đề, <text:span text:style-name="T7">thách thức và phương pháp giải quyết </text:span>(<text:span text:style-name="T2">3.5</text:span>)</text:p>
        </text:list-item>
      </text:list>
      <text:p text:style-name="P1">Độ <text:span text:style-name="T1">hoàn thiện của chương trình </text:span></text:p>
      <text:list xml:id="list2975908113148863002" text:style-name="L3">
        <text:list-item>
          <text:p text:style-name="P11">Chương trình thực hiện được các tính năng tối thiểu trong những trường hợp cơ bản (<text:span text:style-name="T3">1.0</text:span>)</text:p>
          <text:list>
            <text:list-item>
              <text:p text:style-name="P13">Chương trình có thể xấu, có thể <text:span text:style-name="T5">khó xài, có thể còn lỗi</text:span> nhưng vẫn đáp ứng các yêu cầu cơ bản</text:p>
            </text:list-item>
          </text:list>
        </text:list-item>
        <text:list-item>
          <text:p text:style-name="P11">Các trường hợp lỗi là xác định và có thể né tránh được <text:span text:style-name="T3">(0.5)</text:span></text:p>
          <text:list>
            <text:list-item>
              <text:p text:style-name="P12">Có thể nhóm chưa fix được lỗi nhưng biết được khi nào có <text:span text:style-name="T2">thể phát sinh lỗi để né tránh.s Nhóm ghi chú đầy đủ được các trường hợp phát sinh lỗi (known isusse) và cách né tránh.</text:span></text:p>
            </text:list-item>
            <text:list-item>
              <text:p text:style-name="P14">Chương trình mà lỗi xuất hiện bất ngờ lúc gặp lúc không, không lường trước sẽ mất điểm phần này </text:p>
            </text:list-item>
          </text:list>
        </text:list-item>
        <text:list-item>
          <text:p text:style-name="P15">Lỗi không để lại hậu quả nghiêm trọng (0.5)</text:p>
          <text:list>
            <text:list-item>
              <text:p text:style-name="P15">Trong trường hợp bị lỗi có thể tắt chương trình đi bật lại hoạt động tiếp, không bị mất dữ liệu, không gây tổn hại đến máy tính người dùng (hết ram, treo máy, nghẽn mạng, hư đĩa cứng, v.v...)</text:p>
            </text:list-item>
          </text:list>
        </text:list-item>
      </text:list>
      <text:p text:style-name="P1">Nhóm làm việc hiệu quả </text:p>
      <text:list xml:id="list3873816558136156075" text:style-name="L4">
        <text:list-item>
          <text:p text:style-name="P16">Nhóm có kênh liên lạc thương trực và hữu hiệu (0.5)</text:p>
          <text:list>
            <text:list-item>
              <text:p text:style-name="P16">Phải cung cấp minh chứng (mẫu email, link github, v.v...)</text:p>
            </text:list-item>
          </text:list>
        </text:list-item>
        <text:list-item>
          <text:p text:style-name="P16">Nhóm chia sẻ kiến thức cho nhau trong quá trình làm việc (0.5)</text:p>
          <text:list>
            <text:list-item>
              <text:p text:style-name="P16">Mỗi thành viên phải hiểu rõ về đồ án và có hiểu biết về cả phần do thành viên khác thực hiện.</text:p>
            </text:list-item>
          </text:list>
        </text:list-item>
      </text:list>
      <text:p text:style-name="P4"/>
      <text:p text:style-name="P8"/>
      <text:p text:style-name="P4"/>
      <text:p text:style-name="P5"/>
      <text:p text:style-name="P5">NỘI DUNG BÁO CÁO</text:p>
      <text:p text:style-name="P2">I. Tổng quan</text:p>
      <text:p text:style-name="P6">Giới thiệu chương trình, nhu cầu, mục đích. Xác định mục tiêu hướng đến các tính năng nào (1-2 trang)</text:p>
      <text:p text:style-name="P6"/>
      <text:p text:style-name="P2">II. Thiết kế chương trình</text:p>
      <text:p text:style-name="P6">Sơ đồ hệ thống (bao nhiêu module? vai trò? quan hệ giữa các module, <text:span text:style-name="T8">v.v…).</text:span></text:p>
      <text:p text:style-name="P7">Các use case chính. (Mô tả những gì sẽ xảy ra khi người dùng sử dụng một số tính năng chính: giao diện thay đổi như thế nào? Có gì mở ra, có gì mất đi? Chương trình sẽ làm gì bên dưới, v.v…)</text:p>
      <text:p text:style-name="P7"/>
      <text:p text:style-name="P2">III. <text:span text:style-name="T8">Vấn đề và giải pháp</text:span></text:p>
      <text:p text:style-name="P7">Trình bày thêm các vấn đề mà nhóm muốn bàn kỹ hơn. Nếu phần II viết kỹ thì phần III có thể ít đi. (II <text:soft-page-break/>và III khoảng 20 trang)</text:p>
      <text:p text:style-name="P7"/>
      <text:p text:style-name="P3">IV. Kết luận</text:p>
      <text:p text:style-name="P7">Tự nhận xét kết quả của mình. Đề xuất các hướng cải tiến có thể có</text:p>
      <text:p text:style-name="P7"/>
      <text:p text:style-name="P3">V. Tài liệu tham khảo</text:p>
      <text:p text:style-name="P7">Dùng thư viện nào, tham khảo code nào? Liệt kê một cách trung thực</text:p>
      <text:p text:style-name="P7"/>
      <text:p text:style-name="P3">VI. Phục lục</text:p>
      <text:p text:style-name="P7">1. Hướng dẫn sử dụng chương trình</text:p>
      <text:p text:style-name="P7">(có thể quay video up lên youtube)</text:p>
      <text:p text:style-name="P7">2. Các minh chứng về quá trình làm việc nhó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5:05:23.124430740</meta:creation-date>
    <meta:generator>LibreOffice/5.2.4.2.0$Linux_X86_64 LibreOffice_project/20m0$Build-2</meta:generator>
    <dc:date>2016-12-26T13:12:54.853324970</dc:date>
    <meta:editing-duration>PT2H12M46S</meta:editing-duration>
    <meta:editing-cycles>10</meta:editing-cycles>
    <meta:document-statistic meta:table-count="0" meta:image-count="0" meta:object-count="0" meta:page-count="2" meta:paragraph-count="40" meta:word-count="586" meta:character-count="2655" meta:non-whitespace-character-count="2124"/>
  </office:meta>
</office:document-meta>
</file>